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NDK Framework</text:p>
          </draw:text-box>
        </draw:frame>
        <draw:frame presentation:style-name="pr2" draw:text-style-name="P1" draw:layer="layout" svg:width="25.199cm" svg:height="13.927cm" svg:x="1.4cm" svg:y="4.04cm" presentation:class="subtitle" presentation:user-transformed="true">
          <draw:text-box>
            <text:p>Standardize development, documentation and configuration of automation programs as ”plugins”.</text:p>
            <text:p/>
            <text:p>The framework provides the plugin developer with methods, to easy access and use common resources, without knowledge about how they are configured.</text:p>
            <text:p/>
            <text:p>Sharing of plugins, because they are easy to install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DK Framewor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Configuration (store, read and write configuration)</text:p>
              </text:list-item>
              <text:list-item>
                <text:p xml:id="id2" text:id="id2">Logging (where to log and what to log)</text:p>
              </text:list-item>
              <text:list-item>
                <text:p xml:id="id3" text:id="id3">Resource loading (load resources from plugin assembly)</text:p>
              </text:list-item>
              <text:list-item>
                <text:p xml:id="id4" text:id="id4">Mail sending (send e-mail messages)</text:p>
              </text:list-item>
              <text:list-item>
                <text:p xml:id="id5" text:id="id5">Database connection (connect to database and execute queries)</text:p>
              </text:list-item>
              <text:list-item>
                <text:p xml:id="id6" text:id="id6">Active Directory (connect and query users/groups)</text:p>
              </text:list-item>
              <text:list-item>
                <text:p xml:id="id7" text:id="id7">SOFD Directory (query enployees/organazations)</text:p>
              </text:list-item>
              <text:list-item>
                <text:p xml:id="id8" text:id="id8">Execution (execute plugin from the commandline or as a servi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figu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lobal- and Plugin-configuration</text:p>
              </text:list-item>
              <text:list-item>
                <text:p>Key/Values</text:p>
              </text:list-item>
              <text:list-item>
                <text:p>Stored in 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g as much as possible in the correct category</text:p>
              </text:list-item>
              <text:list-item>
                <text:p>Categories - Normal, Debug, Error</text:p>
              </text:list-item>
              <text:list-item>
                <text:p>Log to Console, File, Windows</text:p>
              </text:list-item>
              <text:list-item>
                <text:p>What and Where is configur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source load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embedded resources by ”file name”</text:p>
              </text:list-item>
              <text:list-item>
                <text:p>Text and Im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il send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email (subject, message, attachments)</text:p>
              </text:list-item>
              <text:list-item>
                <text:p>More options (from, t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atabase conn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nect to database by ”key”</text:p>
              </text:list-item>
              <text:list-item>
                <text:p>QUOTED_IDENTIFI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ctive Direc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ry users by identifier and filter</text:p>
              </text:list-item>
              <text:list-item>
                <text:p>Identifiers - CPR, Guid, Distinguished Name, Sam Account Name, User Principal Name and Security Identifier</text:p>
              </text:list-item>
              <text:list-item>
                <text:p>Is user member of group (recursiv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OFD Directo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ery enployees by identifier and fil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cu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ecute plugin from the commandline</text:p>
              </text:list-item>
              <text:list-item>
                <text:p>Execute plugin as a 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 documentation of plugins – Guid, Name, Arguments, Databases, Configu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py DLLs and EXEs to directory</text:p>
              </text:list-item>
              <text:list-item>
                <text:p>Configure (in XML file)</text:p>
              </text:list-item>
              <text:list-item>
                <text:p>Install service if 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08:33:35.078000000</meta:creation-date>
    <meta:generator>LibreOffice/5.2.5.1$Windows_X86_64 LibreOffice_project/0312e1a284a7d50ca85a365c316c7abbf20a4d22</meta:generator>
    <dc:date>2017-02-09T09:15:06.279000000</dc:date>
    <meta:editing-duration>PT40M27S</meta:editing-duration>
    <meta:editing-cycles>14</meta:editing-cycles>
    <meta:document-statistic meta:object-count="69"/>
  </office:meta>
</office:document-meta>
</file>